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Overskrift1" style:master-page-name="MP0" style:family="paragraph">
      <style:paragraph-properties fo:break-before="page" fo:line-height="150%"/>
      <style:text-properties style:font-name="Calibri" style:font-name-asian="Times New Roman" style:font-name-complex="Calibri" fo:font-size="14pt" style:font-size-asian="14pt" style:font-size-complex="14pt" style:language-asian="da" style:country-asian="DK"/>
    </style:style>
    <style:style style:name="P2" style:parent-style-name="Overskrift1" style:family="paragraph">
      <style:paragraph-properties fo:line-height="150%"/>
    </style:style>
    <style:style style:name="T3" style:parent-style-name="Standardskrifttypeiafsnit" style:family="text">
      <style:text-properties style:font-name="Calibri" style:font-name-asian="Times New Roman" style:font-name-complex="Calibri" fo:font-size="12pt" style:font-size-asian="12pt" style:font-size-complex="12pt" style:language-asian="da" style:country-asian="DK"/>
    </style:style>
    <style:style style:name="P4" style:parent-style-name="Standard" style:family="paragraph">
      <style:paragraph-properties fo:line-height="150%"/>
      <style:text-properties style:font-name="Calibri" style:font-name-complex="Calibri"/>
    </style:style>
    <style:style style:name="P5" style:parent-style-name="Standard" style:family="paragraph">
      <style:paragraph-properties fo:line-height="150%"/>
    </style:style>
    <style:style style:name="T6" style:parent-style-name="DefaultParagraphFont" style:family="text">
      <style:text-properties style:font-name="Calibri" style:font-name-complex="Calibri"/>
    </style:style>
    <style:style style:name="T7" style:parent-style-name="DefaultParagraphFont" style:family="text">
      <style:text-properties style:font-name="Calibri" style:font-name-complex="Calibri"/>
    </style:style>
    <style:style style:name="T8" style:parent-style-name="DefaultParagraphFont" style:family="text">
      <style:text-properties style:font-name="Calibri" style:font-name-asian="Times New Roman" style:font-name-complex="Calibri"/>
    </style:style>
    <style:style style:name="P9" style:parent-style-name="Standard" style:family="paragraph">
      <style:paragraph-properties fo:line-height="150%"/>
      <style:text-properties style:font-name="Calibri" style:font-name-complex="Calibri"/>
    </style:style>
    <style:style style:name="P10" style:parent-style-name="Standard" style:family="paragraph">
      <style:paragraph-properties fo:line-height="150%"/>
    </style:style>
    <style:style style:name="T11" style:parent-style-name="Standardskrifttypeiafsnit" style:family="text">
      <style:text-properties style:font-name="Calibri" style:font-name-complex="Calibri"/>
    </style:style>
    <style:style style:name="T12" style:parent-style-name="Standardskrifttypeiafsnit" style:family="text">
      <style:text-properties style:font-name="Calibri" style:font-name-complex="Calibri"/>
    </style:style>
    <style:style style:name="T13" style:parent-style-name="Standardskrifttypeiafsnit" style:family="text">
      <style:text-properties style:font-name="Calibri" style:font-name-complex="Calibri" fo:font-style="italic" style:font-style-asian="italic"/>
    </style:style>
    <style:style style:name="P14" style:parent-style-name="Standard" style:family="paragraph">
      <style:paragraph-properties fo:line-height="150%" fo:margin-left="1.4708in">
        <style:tab-stops/>
      </style:paragraph-properties>
    </style:style>
    <style:style style:name="T15" style:parent-style-name="Standardskrifttypeiafsnit" style:family="text">
      <style:text-properties style:font-name="Calibri" style:font-name-complex="Calibri"/>
    </style:style>
    <style:style style:name="T16" style:parent-style-name="Standardskrifttypeiafsnit" style:family="text">
      <style:text-properties style:font-name="Calibri" style:font-name-complex="Calibri" fo:font-style="italic" style:font-style-asian="italic"/>
    </style:style>
    <style:style style:name="P17" style:parent-style-name="Standard" style:family="paragraph">
      <style:paragraph-properties fo:line-height="150%" fo:margin-left="1.4708in">
        <style:tab-stops/>
      </style:paragraph-properties>
      <style:text-properties style:font-name="Calibri" style:font-name-complex="Calibri"/>
    </style:style>
    <style:style style:name="P18" style:parent-style-name="Standard" style:family="paragraph">
      <style:paragraph-properties fo:line-height="150%"/>
    </style:style>
    <style:style style:name="T19" style:parent-style-name="Standardskrifttypeiafsnit" style:family="text">
      <style:text-properties style:font-name="Calibri" fo:font-weight="bold" style:font-weight-asian="bold" style:font-weight-complex="bold"/>
    </style:style>
    <style:style style:name="T20" style:parent-style-name="Standardskrifttypeiafsnit" style:family="text">
      <style:text-properties style:font-name="Calibri" fo:font-weight="bold" style:font-weight-asian="bold" style:font-weight-complex="bold"/>
    </style:style>
    <style:style style:name="P21" style:parent-style-name="Standard" style:family="paragraph">
      <style:paragraph-properties fo:line-height="150%"/>
    </style:style>
    <style:style style:name="P22" style:parent-style-name="Standard" style:family="paragraph">
      <style:paragraph-properties fo:line-height="150%"/>
    </style:style>
    <style:style style:name="T23" style:parent-style-name="DefaultParagraphFont" style:family="text">
      <style:text-properties style:font-name="Calibri" style:font-name-asian="Times New Roman" style:font-name-complex="Calibri"/>
    </style:style>
    <style:style style:name="P24" style:parent-style-name="Standard" style:family="paragraph">
      <style:paragraph-properties fo:line-height="150%"/>
    </style:style>
    <style:style style:name="P25" style:parent-style-name="Standard" style:family="paragraph">
      <style:paragraph-properties fo:line-height="150%"/>
    </style:style>
    <style:style style:name="P26" style:parent-style-name="Standard" style:family="paragraph">
      <style:paragraph-properties fo:line-height="150%"/>
    </style:style>
    <style:style style:name="P27" style:parent-style-name="Overskrift1" style:family="paragraph">
      <style:paragraph-properties fo:line-height="150%"/>
    </style:style>
    <style:style style:name="T28" style:parent-style-name="Standardskrifttypeiafsnit" style:family="text">
      <style:text-properties style:font-name="Calibri" style:font-name-asian="Times New Roman" fo:font-size="12pt" style:font-size-asian="12pt" style:font-size-complex="12pt" style:language-asian="da" style:country-asian="DK"/>
    </style:style>
    <style:style style:name="T29" style:parent-style-name="Standardskrifttypeiafsnit" style:family="text">
      <style:text-properties style:font-name="Calibri" style:font-name-asian="Times New Roman" fo:font-size="12pt" style:font-size-asian="12pt" style:font-size-complex="12pt" style:language-asian="da" style:country-asian="DK"/>
    </style:style>
    <style:style style:name="P30" style:parent-style-name="Standard" style:family="paragraph">
      <style:paragraph-properties fo:line-height="150%"/>
    </style:style>
    <style:style style:name="P31" style:parent-style-name="Standard" style:family="paragraph">
      <style:paragraph-properties fo:line-height="150%"/>
    </style:style>
    <style:style style:name="T32" style:parent-style-name="DefaultParagraphFont" style:family="text">
      <style:text-properties style:font-name="Calibri" style:font-name-asian="Times New Roman" style:font-name-complex="Calibri"/>
    </style:style>
    <style:style style:name="P33" style:parent-style-name="Standard" style:family="paragraph">
      <style:paragraph-properties fo:line-height="150%"/>
    </style:style>
    <style:style style:name="P34" style:parent-style-name="Standard" style:family="paragraph">
      <style:paragraph-properties fo:line-height="150%"/>
    </style:style>
    <style:style style:name="P35" style:parent-style-name="Standard" style:family="paragraph">
      <style:paragraph-properties fo:line-height="150%"/>
    </style:style>
    <style:style style:name="T36" style:parent-style-name="Standardskrifttypeiafsnit" style:family="text">
      <style:text-properties style:font-name="Calibri" style:font-name-asian="Times New Roman" style:font-name-complex="Calibri" style:language-asian="da" style:country-asian="DK"/>
    </style:style>
    <style:style style:name="T37" style:parent-style-name="Standardskrifttypeiafsnit" style:family="text">
      <style:text-properties style:font-name="Calibri" style:font-name-asian="Times New Roman" style:font-name-complex="Calibri" style:language-asian="da" style:country-asian="DK"/>
    </style:style>
    <style:style style:name="T38" style:parent-style-name="Standardskrifttypeiafsnit" style:family="text">
      <style:text-properties style:font-name="Calibri" style:font-name-asian="Times New Roman" style:font-name-complex="Calibri" style:language-asian="da" style:country-asian="DK"/>
    </style:style>
    <style:style style:name="T39" style:parent-style-name="Standardskrifttypeiafsnit" style:family="text">
      <style:text-properties style:font-name="Calibri" style:font-name-asian="Times New Roman" style:font-name-complex="Calibri" style:language-asian="da" style:country-asian="DK"/>
    </style:style>
    <style:style style:name="T40" style:parent-style-name="Standardskrifttypeiafsnit" style:family="text">
      <style:text-properties style:font-name="Calibri" style:font-name-asian="Times New Roman" style:font-name-complex="Calibri" style:language-asian="da" style:country-asian="DK"/>
    </style:style>
    <style:style style:name="T41" style:parent-style-name="Standardskrifttypeiafsnit" style:family="text">
      <style:text-properties style:font-name-asian="Times New Roman" style:language-asian="da" style:country-asian="DK"/>
    </style:style>
    <style:style style:name="T42" style:parent-style-name="Standardskrifttypeiafsnit" style:family="text">
      <style:text-properties style:font-name="Calibri" style:font-name-asian="Times New Roman" style:font-name-complex="Calibri" style:language-asian="da" style:country-asian="DK"/>
    </style:style>
  </office:automatic-styles>
  <office:body>
    <office:text text:use-soft-page-breaks="true">
      <text:p text:style-name="P1">DVD</text:p>
      <text:p text:style-name="P2"><text:span text:style-name="T3">Operational Contract:</text:span></text:p>
      <text:p text:style-name="P4">Operation:<text:tab/><text:tab/>addDVD (dvdDetails)</text:p>
      <text:p text:style-name="P5"><text:span text:style-name="T6">Cross reference:</text:span><text:span text:style-name="T7"><text:tab/>Use Case:<text:s/></text:span><text:span text:style-name="T8">Handling of DVD</text:span></text:p>
      <text:p text:style-name="P9">Preconditions:<text:tab/><text:tab/>None</text:p>
      <text:p text:style-name="P10"><text:span text:style-name="T11">Post conditions:</text:span><text:span text:style-name="T12"><text:tab/>A new instance of DVD d was created<text:s/></text:span><text:span text:style-name="T13">(instance creation)</text:span></text:p>
      <text:p text:style-name="P14"><text:span text:style-name="T15">The instance of d was associated with Loan<text:s/></text:span><text:span text:style-name="T16">(association formed)</text:span></text:p>
      <text:p text:style-name="P17"/>
      <text:p text:style-name="P18"><text:span text:style-name="T19">Operational Contract</text:span><text:span text:style-name="T20">:</text:span></text:p>
      <text:p text:style-name="P21"><text:span text:style-name="Standardskrifttypeiafsnit">Operation:<text:s/></text:span><text:span text:style-name="Standardskrifttypeiafsnit"><text:tab/></text:span><text:span text:style-name="Standardskrifttypeiafsnit"><text:tab/></text:span><text:span text:style-name="Standardskrifttypeiafsnit">modifyDVD(dvdDetails)</text:span></text:p>
      <text:p text:style-name="P22"><text:span text:style-name="Standardskrifttypeiafsnit">Cross reference: <text:s/></text:span><text:span text:style-name="Standardskrifttypeiafsnit"><text:tab/></text:span><text:span text:style-name="Standardskrifttypeiafsnit">Use Case:<text:s/></text:span><text:span text:style-name="T23">Handling of DVD</text:span></text:p>
      <text:p text:style-name="P24"><text:span text:style-name="Standardskrifttypeiafsnit">Preconditions: <text:s text:c="6"/></text:span><text:span text:style-name="Standardskrifttypeiafsnit"><text:tab/></text:span><text:span text:style-name="Standardskrifttypeiafsnit">A DVD has been found in DVD array[]</text:span></text:p>
      <text:p text:style-name="P25"><text:span text:style-name="Standardskrifttypeiafsnit">Postconditions: <text:s text:c="4"/></text:span><text:span text:style-name="Standardskrifttypeiafsnit"><text:tab/></text:span><text:span text:style-name="Standardskrifttypeiafsnit">A DVD object d is referenc</text:span><text:span text:style-name="Standardskrifttypeiafsnit">ed and modified</text:span></text:p>
      <text:p text:style-name="P26"><text:span text:style-name="Standardskrifttypeiafsnit"><text:tab/></text:span><text:span text:style-name="Standardskrifttypeiafsnit"><text:tab/><text:s text:c="7"/></text:span><text:span text:style-name="Standardskrifttypeiafsnit"><text:tab/></text:span><text:span text:style-name="Standardskrifttypeiafsnit"><text:tab/></text:span></text:p>
      <text:p text:style-name="P27"><text:span text:style-name="T28">Operational Contract:</text:span><text:span text:style-name="T29"><text:tab/></text:span></text:p>
      <text:p text:style-name="P30"><text:span text:style-name="Standardskrifttypeiafsnit">Operation:<text:s/></text:span><text:span text:style-name="Standardskrifttypeiafsnit"><text:tab/></text:span><text:span text:style-name="Standardskrifttypeiafsnit"><text:tab/></text:span><text:span text:style-name="Standardskrifttypeiafsnit">deleteDVD(dvdDetails)</text:span></text:p>
      <text:p text:style-name="P31"><text:span text:style-name="Standardskrifttypeiafsnit">Cross reference: <text:s/></text:span><text:span text:style-name="Standardskrifttypeiafsnit"><text:tab/></text:span><text:span text:style-name="Standardskrifttypeiafsnit">Use Case:<text:s/></text:span><text:span text:style-name="T32">Handling of DVD</text:span></text:p>
      <text:p text:style-name="P33"><text:span text:style-name="Standardskrifttypeiafsnit">Preconditions: <text:s text:c="6"/></text:span><text:span text:style-name="Standardskrifttypeiafsnit"><text:tab/></text:span><text:span text:style-name="Standardskrifttypeiafsnit">A DVD has been found in DVD array[]</text:span></text:p>
      <text:p text:style-name="P34"><text:span text:style-name="Standardskrifttypeiafsnit">Postconditions: <text:s text:c="4"/></text:span><text:span text:style-name="Standardskrifttypeiafsnit"><text:tab/></text:span><text:span text:style-name="Standardskrifttypeiafsnit">A DVD object d is referenced and deleted</text:span></text:p>
      <text:p text:style-name="P35"><text:span text:style-name="T36"><text:tab/></text:span><text:span text:style-name="T37"><text:tab/></text:span><text:span text:style-name="T38"><text:s text:c="7"/></text:span><text:span text:style-name="T39"><text:tab/></text:span><text:span text:style-name="T40">DVD object is deleted from<text:s/></text:span><text:span text:style-name="T41">DVD array[]</text:span><text:span text:style-name="T4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Overskrift1" style:display-name="Overskrift 1" style:family="paragraph" style:parent-style-name="Heading" style:next-style-name="Textbody" style:default-outline-level="1">
      <style:text-properties fo:font-weight="bold" style:font-weight-asian="bold" style:font-weight-complex="bold" fo:font-size="16pt" style:font-size-asian="16pt" style:font-size-complex="16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allentin</meta:initial-creator>
    <dc:creator>Cristina Simionescu</dc:creator>
    <meta:creation-date>2012-05-09T11:11:00Z</meta:creation-date>
    <dc:date>2012-11-06T10:13:00Z</dc:date>
    <meta:print-date>2012-03-26T16:35:00Z</meta:print-date>
    <meta:template xlink:href="Normal" xlink:type="simple"/>
    <meta:editing-cycles>1</meta:editing-cycles>
    <meta:editing-duration>PT19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4" meta:character-count="767" meta:row-count="5" meta:non-whitespace-character-count="654"/>
  </office:meta>
</office:document-meta>
</file>